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2.6543in"/>
    </style:style>
    <style:style style:name="co7" style:family="table-column">
      <style:table-column-properties fo:break-before="auto" style:column-width="2.623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Topic</text:p>
          </table:table-cell>
          <table:table-cell office:value-type="string">
            <text:p>Presented By</text:p>
          </table:table-cell>
          <table:table-cell office:value-type="string">
            <text:p>Attendees</text:p>
          </table:table-cell>
          <table:table-cell office:value-type="string">
            <text:p>Notes</text:p>
          </table:table-cell>
        </table:table-row>
        <table:table-row table:style-name="ro2">
          <table:table-cell table:style-name="ce1" office:value-type="date" office:date-value="2020-12-07">
            <text:p>12/07/20</text:p>
          </table:table-cell>
          <table:table-cell table:style-name="ce2" office:value-type="time" office:time-value="PT15H00M00S">
            <text:p>03:00:00 PM</text:p>
          </table:table-cell>
          <table:table-cell table:style-name="ce2" office:value-type="time" office:time-value="PT03H45M00S">
            <text:p>03:45:00 AM</text:p>
          </table:table-cell>
          <table:table-cell office:value-type="string">
            <text:p>Kick Start</text:p>
          </table:table-cell>
          <table:table-cell office:value-type="string">
            <text:p>Ashwin</text:p>
          </table:table-cell>
          <table:table-cell office:value-type="string">
            <text:p>Ashwin, Shamsher, Naresh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Microservices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iscovery Server.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2">07/12/2020</text:date>, <text:time>15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n Kumar</meta:initial-creator>
    <meta:creation-date>2020-07-12T14:27:02.48</meta:creation-date>
    <dc:date>2020-07-12T15:40:35.58</dc:date>
    <dc:creator>Ashwin Kumar</dc:creator>
    <meta:editing-duration>PT1H13M37S</meta:editing-duration>
    <meta:editing-cycles>8</meta:editing-cycles>
    <meta:generator>OpenOffice/4.1.7$Win32 OpenOffice.org_project/417m1$Build-9800</meta:generator>
    <meta:document-statistic meta:table-count="3" meta:cell-count="15" meta:object-count="0"/>
  </office:meta>
</office:document-meta>
</file>